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paragraph-rsid="001a17e3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>
      <style:text-properties officeooo:paragraph-rsid="001cf626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a17e3"/>
    </style:style>
    <style:style style:name="T3" style:family="text">
      <style:text-properties officeooo:rsid="001cf62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f626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LENDARIO:</text:p>
      <text:p text:style-name="P6"><text:span text:style-name="T5">jornada<text:tab/><text:tab/>inicio<text:tab/><text:tab/><text:tab/>fin</text:span></text:p>
      <text:p text:style-name="Standard"><text:span text:style-name="T2"><text:s text:c="2"/>7</text:span> h/día<text:tab/> <text:tab/><text:span text:style-name="T2">septiembre</text:span> <text:span text:style-name="T3">25<text:tab/><text:tab/>diciembre 15</text:span></text:p>
      <text:p text:style-name="P1"><text:s text:c="2"/>8 h/día<text:tab/><text:tab/><text:span text:style-name="T2">octubre</text:span> <text:span text:style-name="T3">3<text:tab/><text:tab/>diciembre 15</text:span></text:p>
      <text:p text:style-name="P1"/>
      <text:p text:style-name="Standard">El calendario escolar <text:s/>es : <text:a xlink:type="simple" xlink:href="http://www.madrid.org/cs/Satellite?c=CM_InfPractica_FA&amp;cid=1142649238708&amp;idConsejeria=1109266187254&amp;idListConsj=1109265444710&amp;language=es&amp;pagename=ComunidadMadrid/Estructura&amp;sm=1109265843983" text:style-name="Internet_20_link" text:visited-style-name="Visited_20_Internet_20_Link">201</text:a><text:a xlink:type="simple" xlink:href="http://www.madrid.org/cs/Satellite?c=CM_InfPractica_FA&amp;cid=1142649238708&amp;idConsejeria=1109266187254&amp;idListConsj=1109265444710&amp;language=es&amp;pagename=ComunidadMadrid/Estructura&amp;sm=1109265843983" text:style-name="Internet_20_link" text:visited-style-name="Visited_20_Internet_20_Link"><text:span text:style-name="T2">7</text:span></text:a><text:a xlink:type="simple" xlink:href="http://www.madrid.org/cs/Satellite?c=CM_InfPractica_FA&amp;cid=1142649238708&amp;idConsejeria=1109266187254&amp;idListConsj=1109265444710&amp;language=es&amp;pagename=ComunidadMadrid/Estructura&amp;sm=1109265843983" text:style-name="Internet_20_link" text:visited-style-name="Visited_20_Internet_20_Link">/1</text:a><text:a xlink:type="simple" xlink:href="http://www.madrid.org/cs/Satellite?c=CM_InfPractica_FA&amp;cid=1142649238708&amp;idConsejeria=1109266187254&amp;idListConsj=1109265444710&amp;language=es&amp;pagename=ComunidadMadrid/Estructura&amp;sm=1109265843983" text:style-name="Internet_20_link" text:visited-style-name="Visited_20_Internet_20_Link"><text:span text:style-name="T2">8</text:span></text:a> </text:p>
      <text:p text:style-name="Standard">Destacar:<text:tab/><text:tab/><text:span text:style-name="T2">octubre 9<text:tab/><text:tab/>fiesta local</text:span></text:p>
      <text:p text:style-name="Standard"><text:tab/><text:tab/><text:tab/><text:span text:style-name="T2">octubre 12-13<text:tab/><text:tab/>fiesta nacional</text:span></text:p>
      <text:p text:style-name="Standard"><text:tab/><text:tab/><text:tab/><text:span text:style-name="T2">noviembre 1<text:tab/><text:tab/>fiesta nacional</text:span></text:p>
      <text:p text:style-name="Standard"><text:tab/><text:tab/><text:tab/><text:span text:style-name="T2">diciembre 6-7-8<text:tab/>fiesta nacional</text:span></text:p>
      <text:p text:style-name="Standard"/>
      <text:p text:style-name="Standard">La tutoría de FCT y de PROYECTO tiene fijada las fechas siguientes:</text:p>
      <text:p text:style-name="Standard"><text:tab/><text:tab/><text:tab/><text:span text:style-name="T5">octubre<text:tab/>6</text:span></text:p>
      <text:p text:style-name="P6"><text:tab/><text:tab/><text:tab/><text:span text:style-name="T3">octubre<text:tab/>26</text:span></text:p>
      <text:p text:style-name="P6"><text:tab/><text:tab/><text:tab/><text:span text:style-name="T3">noviembre<text:tab/>10</text:span></text:p>
      <text:p text:style-name="P6"><text:tab/><text:tab/><text:tab/><text:span text:style-name="T3">noviembre<text:tab/>24</text:span></text:p>
      <text:p text:style-name="P6"><text:tab/><text:tab/><text:tab/><text:span text:style-name="T5">diciembre<text:tab/>15</text:span></text:p>
      <text:p text:style-name="Standard"/>
      <text:p text:style-name="Standard">En tutoría de FCT , los alumnos no van a la empresa, van al instituto y se supervisan las hojas de actividad semanal por el <text:span text:style-name="T4">tutor de FCT</text:span> y el<text:span text:style-name="T4"> director de proyecto </text:span>supervisa la elaboración del proyecto.</text:p>
      <text:p text:style-name="Standard"/>
      <text:p text:style-name="Standard">HOJA SEMANAL:</text:p>
      <text:list xml:id="list1024052700707473639" text:style-name="L1">
        <text:list-item>
          <text:p text:style-name="P2">Completada diariamente.</text:p>
        </text:list-item>
        <text:list-item>
          <text:p text:style-name="P2">Firmada semanalmente por el tutor de empresa.</text:p>
        </text:list-item>
        <text:list-item>
          <text:p text:style-name="P2">Presentada en la tutoría de FCT.</text:p>
        </text:list-item>
      </text:list>
      <text:p text:style-name="Standard"/>
      <text:p text:style-name="Standard">TRANSPORTE:</text:p>
      <text:p text:style-name="Standard">- Tickets de transporte público guardados – <text:span text:style-name="T2">si hay derecho – </text:span></text:p>
      <text:p text:style-name="Standard">- Facturas de gasolina guardada, se abonará el equivalente en transporte público.</text:p>
      <text:p text:style-name="Standard"/>
      <text:p text:style-name="Standard">SEGUROS:</text:p>
      <text:list xml:id="list6575344360451032035" text:style-name="L2">
        <text:list-item>
          <text:p text:style-name="P3">Médico : GENERALI </text:p>
        </text:list-item>
      </text:list>
      <text:p text:style-name="Standard"/>
      <text:p text:style-name="Standard"><text:tab/><text:span text:style-name="T1">Cobertura seguro escolar </text:span>: </text:p>
      <text:p text:style-name="Standard"><text:tab/><text:tab/>Menores 28 años ( NO trabajadores <text:s/>o NO cobra paro). <text:span text:style-name="T1">Centro sanitario concertado</text:span>.</text:p>
      <text:p text:style-name="Standard"><text:tab/><text:tab/>Procedimiento de actuación.</text:p>
      <text:p text:style-name="Standard"/>
      <text:p text:style-name="Standard"><text:tab/><text:span text:style-name="T1">Cobertura seguro GENERALI</text:span> :</text:p>
      <text:p text:style-name="Standard"><text:tab/><text:tab/>Mayores 28 años ( trabajador o cobra paro). <text:span text:style-name="T1">Centro de la Seguridad Social.</text:span></text:p>
      <text:p text:style-name="Standard"><text:tab/><text:tab/>Procedimiento de actuación.</text:p>
      <text:p text:style-name="Standard"/>
      <text:list xml:id="list9210566984624900760" text:style-name="L3">
        <text:list-item>
          <text:p text:style-name="P4">Responsabilidad civil: ALLIANZ</text:p>
        </text:list-item>
      </text:list>
      <text:p text:style-name="Standard"/>
      <text:p text:style-name="Standard">VESTIMENTA</text:p>
      <text:list xml:id="list5015577077595500075" text:style-name="L4">
        <text:list-item>
          <text:p text:style-name="P5">Zapatillas, chandal NO.</text:p>
        </text:list-item>
      </text:list>
      <text:p text:style-name="Standard"/>
      <text:p text:style-name="Standard">ESPECÍFICO DE CADA EMPRESA:</text:p>
      <text:p text:style-name="Standard"><text:tab/>Dirección</text:p>
      <text:p text:style-name="Standard"><text:tab/>Tutor</text:p>
      <text:p text:style-name="Standard"><text:tab/>Horario</text:p>
      <text:p text:style-name="Standard"><text:tab/>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7:47:57.757821135</meta:creation-date>
    <dc:date>2017-09-20T17:36:47.352884128</dc:date>
    <meta:editing-duration>PT42M37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39" meta:word-count="203" meta:character-count="1299" meta:non-whitespace-character-count="1079"/>
  </office:meta>
</office:document-meta>
</file>